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p36n9" table:style-name="ta1">
        <table:shapes>
          <draw:frame draw:z-index="0" draw:style-name="gr1" svg:width="8.7933in" svg:height="5.0406in" svg:x="3.3461in" svg:y="2.0713in">
            <draw:object draw:notify-on-update-of-ranges="p36n9.A13:p36n9.A13 p36n9.A14:p36n9.A22 p36n9.B13:p36n9.B13 p36n9.B14:p36n9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N:</text:p>
          </table:table-cell>
          <table:table-cell office:value-type="string">
            <text:p>Time:</text:p>
          </table:table-cell>
          <table:table-cell office:value-type="string">
            <text:p>Error:</text:p>
          </table:table-cell>
          <table:table-cell/>
          <table:table-cell office:value-type="string">
            <text:p>N:</text:p>
          </table:table-cell>
          <table:table-cell office:value-type="string">
            <text:p>Time:</text:p>
          </table:table-cell>
          <table:table-cell office:value-type="string">
            <text:p>Error:</text:p>
          </table:table-cell>
          <table:table-cell/>
          <table:table-cell office:value-type="string">
            <text:p>N:</text:p>
          </table:table-cell>
          <table:table-cell office:value-type="string">
            <text:p>Time:</text:p>
          </table:table-cell>
          <table:table-cell office:value-type="string">
            <text:p>Error: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7.066002">
            <text:p>17.066002</text:p>
          </table:table-cell>
          <table:table-cell office:value-type="float" office:value="0.0000517272">
            <text:p>5.17272E-005</text:p>
          </table:table-cell>
          <table:table-cell/>
          <table:table-cell office:value-type="float" office:value="64">
            <text:p>64</text:p>
          </table:table-cell>
          <table:table-cell office:value-type="float" office:value="25.197029">
            <text:p>25.197029</text:p>
          </table:table-cell>
          <table:table-cell office:value-type="float" office:value="0.0000517272">
            <text:p>5.17272E-005</text:p>
          </table:table-cell>
          <table:table-cell/>
          <table:table-cell office:value-type="float" office:value="64">
            <text:p>64</text:p>
          </table:table-cell>
          <table:table-cell office:value-type="float" office:value="3002.227068">
            <text:p>3002.227068</text:p>
          </table:table-cell>
          <table:table-cell office:value-type="float" office:value="0.0000517272">
            <text:p>5.17272E-00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8.379927">
            <text:p>18.379927</text:p>
          </table:table-cell>
          <table:table-cell office:value-type="float" office:value="0.0000106522">
            <text:p>1.06522E-005</text:p>
          </table:table-cell>
          <table:table-cell/>
          <table:table-cell office:value-type="float" office:value="128">
            <text:p>128</text:p>
          </table:table-cell>
          <table:table-cell office:value-type="float" office:value="25.739908">
            <text:p>25.739908</text:p>
          </table:table-cell>
          <table:table-cell office:value-type="float" office:value="0.0000106522">
            <text:p>1.06522E-005</text:p>
          </table:table-cell>
          <table:table-cell/>
          <table:table-cell office:value-type="float" office:value="128">
            <text:p>128</text:p>
          </table:table-cell>
          <table:table-cell office:value-type="float" office:value="14.720917">
            <text:p>14.720917</text:p>
          </table:table-cell>
          <table:table-cell office:value-type="float" office:value="0.0000106522">
            <text:p>1.06522E-00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20.098019">
            <text:p>220.098019</text:p>
          </table:table-cell>
          <table:table-cell office:value-type="float" office:value="0.00000237749">
            <text:p>2.37749E-006</text:p>
          </table:table-cell>
          <table:table-cell/>
          <table:table-cell office:value-type="float" office:value="256">
            <text:p>256</text:p>
          </table:table-cell>
          <table:table-cell office:value-type="float" office:value="336.039066">
            <text:p>336.039066</text:p>
          </table:table-cell>
          <table:table-cell office:value-type="float" office:value="0.00000237749">
            <text:p>2.37749E-006</text:p>
          </table:table-cell>
          <table:table-cell/>
          <table:table-cell office:value-type="float" office:value="256">
            <text:p>256</text:p>
          </table:table-cell>
          <table:table-cell office:value-type="float" office:value="222.640038">
            <text:p>222.640038</text:p>
          </table:table-cell>
          <table:table-cell office:value-type="float" office:value="0.00000237749">
            <text:p>2.37749E-00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37.022161">
            <text:p>237.022161</text:p>
          </table:table-cell>
          <table:table-cell office:value-type="float" office:value="0.000000558649">
            <text:p>5.58649E-007</text:p>
          </table:table-cell>
          <table:table-cell/>
          <table:table-cell office:value-type="float" office:value="512">
            <text:p>512</text:p>
          </table:table-cell>
          <table:table-cell office:value-type="float" office:value="278.836012">
            <text:p>278.836012</text:p>
          </table:table-cell>
          <table:table-cell office:value-type="float" office:value="0.000000558649">
            <text:p>5.58649E-007</text:p>
          </table:table-cell>
          <table:table-cell/>
          <table:table-cell office:value-type="float" office:value="512">
            <text:p>512</text:p>
          </table:table-cell>
          <table:table-cell office:value-type="float" office:value="235.008001">
            <text:p>235.008001</text:p>
          </table:table-cell>
          <table:table-cell office:value-type="float" office:value="0.000000558649">
            <text:p>5.58649E-00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83.282042">
            <text:p>283.282042</text:p>
          </table:table-cell>
          <table:table-cell office:value-type="float" office:value="0.000000135195">
            <text:p>1.35195E-007</text:p>
          </table:table-cell>
          <table:table-cell/>
          <table:table-cell office:value-type="float" office:value="1024">
            <text:p>1024</text:p>
          </table:table-cell>
          <table:table-cell office:value-type="float" office:value="298.511028">
            <text:p>298.511028</text:p>
          </table:table-cell>
          <table:table-cell office:value-type="float" office:value="0.000000135195">
            <text:p>1.35195E-007</text:p>
          </table:table-cell>
          <table:table-cell/>
          <table:table-cell office:value-type="float" office:value="1024">
            <text:p>1024</text:p>
          </table:table-cell>
          <table:table-cell office:value-type="float" office:value="103.985071">
            <text:p>103.985071</text:p>
          </table:table-cell>
          <table:table-cell office:value-type="float" office:value="0.000000135195">
            <text:p>1.35195E-00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12.419939">
            <text:p>512.419939</text:p>
          </table:table-cell>
          <table:table-cell office:value-type="float" office:value="0.0000000332404">
            <text:p>3.32404E-008</text:p>
          </table:table-cell>
          <table:table-cell/>
          <table:table-cell office:value-type="float" office:value="2048">
            <text:p>2048</text:p>
          </table:table-cell>
          <table:table-cell office:value-type="float" office:value="311.628819">
            <text:p>311.628819</text:p>
          </table:table-cell>
          <table:table-cell office:value-type="float" office:value="0.0000000332404">
            <text:p>3.32404E-008</text:p>
          </table:table-cell>
          <table:table-cell/>
          <table:table-cell office:value-type="float" office:value="2048">
            <text:p>2048</text:p>
          </table:table-cell>
          <table:table-cell office:value-type="float" office:value="304.577112">
            <text:p>304.577112</text:p>
          </table:table-cell>
          <table:table-cell office:value-type="float" office:value="0.0000000332404">
            <text:p>3.32404E-00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322.27993">
            <text:p>1322.27993</text:p>
          </table:table-cell>
          <table:table-cell office:value-type="float" office:value="0.00000000824029">
            <text:p>8.24029E-009</text:p>
          </table:table-cell>
          <table:table-cell/>
          <table:table-cell office:value-type="float" office:value="4096">
            <text:p>4096</text:p>
          </table:table-cell>
          <table:table-cell office:value-type="float" office:value="1518.712044">
            <text:p>1518.712044</text:p>
          </table:table-cell>
          <table:table-cell office:value-type="float" office:value="0.00000000824029">
            <text:p>8.24029E-009</text:p>
          </table:table-cell>
          <table:table-cell/>
          <table:table-cell office:value-type="float" office:value="4096">
            <text:p>4096</text:p>
          </table:table-cell>
          <table:table-cell office:value-type="float" office:value="1307.553053">
            <text:p>1307.553053</text:p>
          </table:table-cell>
          <table:table-cell office:value-type="float" office:value="0.00000000824029">
            <text:p>8.24029E-00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5884.263039">
            <text:p>5884.263039</text:p>
          </table:table-cell>
          <table:table-cell office:value-type="float" office:value="0.00000000205135">
            <text:p>2.05135E-009</text:p>
          </table:table-cell>
          <table:table-cell/>
          <table:table-cell office:value-type="float" office:value="8192">
            <text:p>8192</text:p>
          </table:table-cell>
          <table:table-cell office:value-type="float" office:value="5747.08581">
            <text:p>5747.08581</text:p>
          </table:table-cell>
          <table:table-cell office:value-type="float" office:value="0.00000000205135">
            <text:p>2.05135E-009</text:p>
          </table:table-cell>
          <table:table-cell/>
          <table:table-cell office:value-type="float" office:value="8192">
            <text:p>8192</text:p>
          </table:table-cell>
          <table:table-cell office:value-type="float" office:value="5519.644022">
            <text:p>5519.644022</text:p>
          </table:table-cell>
          <table:table-cell office:value-type="float" office:value="0.00000000205135">
            <text:p>2.05135E-00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4558.684111">
            <text:p>24558.684111</text:p>
          </table:table-cell>
          <table:table-cell office:value-type="float" office:value="0.000000000511746">
            <text:p>5.11746E-010</text:p>
          </table:table-cell>
          <table:table-cell/>
          <table:table-cell office:value-type="float" office:value="16384">
            <text:p>16384</text:p>
          </table:table-cell>
          <table:table-cell office:value-type="float" office:value="24058.878183">
            <text:p>24058.878183</text:p>
          </table:table-cell>
          <table:table-cell office:value-type="float" office:value="0.000000000511746">
            <text:p>5.11746E-010</text:p>
          </table:table-cell>
          <table:table-cell/>
          <table:table-cell office:value-type="float" office:value="16384">
            <text:p>16384</text:p>
          </table:table-cell>
          <table:table-cell office:value-type="float" office:value="24057.909012">
            <text:p>24057.909012</text:p>
          </table:table-cell>
          <table:table-cell office:value-type="float" office:value="0.000000000511746">
            <text:p>5.11746E-010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1">
          <table:table-cell office:value-type="string">
            <text:p>N:</text:p>
          </table:table-cell>
          <table:table-cell office:value-type="string">
            <text:p>Time:</text:p>
          </table:table-cell>
          <table:table-cell office:value-type="string">
            <text:p>Error: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table:formula="of:=([.B2]+[.F2])/2" office:value-type="float" office:value="21.1315155">
            <text:p>21.1315155</text:p>
          </table:table-cell>
          <table:table-cell table:formula="of:=MAX([.C2];[.G2];[.K2])" office:value-type="float" office:value="0.0000517272">
            <text:p>5.17272E-005</text:p>
          </table:table-cell>
          <table:table-cell table:number-columns-repeated="8"/>
        </table:table-row>
        <table:table-row table:style-name="ro1">
          <table:table-cell office:value-type="float" office:value="128">
            <text:p>128</text:p>
          </table:table-cell>
          <table:table-cell table:formula="of:=([.B3]+[.F3])/2" office:value-type="float" office:value="22.0599175">
            <text:p>22.0599175</text:p>
          </table:table-cell>
          <table:table-cell table:formula="of:=MAX([.C3];[.G3];[.K3])" office:value-type="float" office:value="0.0000106522">
            <text:p>1.06522E-005</text:p>
          </table:table-cell>
          <table:table-cell table:number-columns-repeated="8"/>
        </table:table-row>
        <table:table-row table:style-name="ro1">
          <table:table-cell office:value-type="float" office:value="256">
            <text:p>256</text:p>
          </table:table-cell>
          <table:table-cell table:formula="of:=([.B4]+[.F4])/2" office:value-type="float" office:value="278.0685425">
            <text:p>278.0685425</text:p>
          </table:table-cell>
          <table:table-cell table:formula="of:=MAX([.C4];[.G4];[.K4])" office:value-type="float" office:value="0.00000237749">
            <text:p>2.37749E-006</text:p>
          </table:table-cell>
          <table:table-cell table:number-columns-repeated="8"/>
        </table:table-row>
        <table:table-row table:style-name="ro1">
          <table:table-cell office:value-type="float" office:value="512">
            <text:p>512</text:p>
          </table:table-cell>
          <table:table-cell table:formula="of:=([.B5]+[.F5])/2" office:value-type="float" office:value="257.9290865">
            <text:p>257.9290865</text:p>
          </table:table-cell>
          <table:table-cell table:formula="of:=MAX([.C5];[.G5];[.K5])" office:value-type="float" office:value="0.000000558649">
            <text:p>5.58649E-007</text:p>
          </table:table-cell>
          <table:table-cell table:number-columns-repeated="8"/>
        </table:table-row>
        <table:table-row table:style-name="ro1">
          <table:table-cell office:value-type="float" office:value="1024">
            <text:p>1024</text:p>
          </table:table-cell>
          <table:table-cell table:formula="of:=([.B6]+[.F6])/2" office:value-type="float" office:value="290.896535">
            <text:p>290.896535</text:p>
          </table:table-cell>
          <table:table-cell table:formula="of:=MAX([.C6];[.G6];[.K6])" office:value-type="float" office:value="0.000000135195">
            <text:p>1.35195E-007</text:p>
          </table:table-cell>
          <table:table-cell table:number-columns-repeated="8"/>
        </table:table-row>
        <table:table-row table:style-name="ro1">
          <table:table-cell office:value-type="float" office:value="2048">
            <text:p>2048</text:p>
          </table:table-cell>
          <table:table-cell table:formula="of:=([.B7]+[.F7])/2" office:value-type="float" office:value="412.024379">
            <text:p>412.024379</text:p>
          </table:table-cell>
          <table:table-cell table:formula="of:=MAX([.C7];[.G7];[.K7])" office:value-type="float" office:value="0.0000000332404">
            <text:p>3.32404E-008</text:p>
          </table:table-cell>
          <table:table-cell table:number-columns-repeated="8"/>
        </table:table-row>
        <table:table-row table:style-name="ro1">
          <table:table-cell office:value-type="float" office:value="4096">
            <text:p>4096</text:p>
          </table:table-cell>
          <table:table-cell table:formula="of:=([.B8]+[.F8])/2" office:value-type="float" office:value="1420.495987">
            <text:p>1420.495987</text:p>
          </table:table-cell>
          <table:table-cell table:formula="of:=MAX([.C8];[.G8];[.K8])" office:value-type="float" office:value="0.00000000824029">
            <text:p>8.24029E-009</text:p>
          </table:table-cell>
          <table:table-cell table:number-columns-repeated="8"/>
        </table:table-row>
        <table:table-row table:style-name="ro1">
          <table:table-cell office:value-type="float" office:value="8192">
            <text:p>8192</text:p>
          </table:table-cell>
          <table:table-cell table:formula="of:=([.B9]+[.F9])/2" office:value-type="float" office:value="5815.6744245">
            <text:p>5815.6744245</text:p>
          </table:table-cell>
          <table:table-cell table:formula="of:=MAX([.C9];[.G9];[.K9])" office:value-type="float" office:value="0.00000000205135">
            <text:p>2.05135E-009</text:p>
          </table:table-cell>
          <table:table-cell table:number-columns-repeated="8"/>
        </table:table-row>
        <table:table-row table:style-name="ro1">
          <table:table-cell office:value-type="float" office:value="16384">
            <text:p>16384</text:p>
          </table:table-cell>
          <table:table-cell table:formula="of:=([.B10]+[.F10])/2" office:value-type="float" office:value="24308.781147">
            <text:p>24308.781147</text:p>
          </table:table-cell>
          <table:table-cell table:formula="of:=MAX([.C10];[.G10];[.K10])" office:value-type="float" office:value="0.000000000511746">
            <text:p>5.11746E-010</text:p>
          </table:table-cell>
          <table:table-cell table:number-columns-repeated="8"/>
        </table:table-row>
      </table:table>
      <table:table table:name="p36n6" table:style-name="ta1">
        <table:shapes>
          <draw:frame draw:z-index="0" draw:style-name="gr1" svg:width="8.7803in" svg:height="5.2937in" svg:x="3.5988in" svg:y="1.9429in">
            <draw:object draw:notify-on-update-of-ranges="p36n6.A13:p36n6.A13 p36n6.A14:p36n6.A22 p36n6.B13:p36n6.B13 p36n6.B14:p36n6.B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11" table:default-cell-style-name="Default"/>
        <table:table-row table:style-name="ro1">
          <table:table-cell office:value-type="string">
            <text:p>N:</text:p>
          </table:table-cell>
          <table:table-cell office:value-type="string">
            <text:p>Time:</text:p>
          </table:table-cell>
          <table:table-cell office:value-type="string">
            <text:p>Error:</text:p>
          </table:table-cell>
          <table:table-cell/>
          <table:table-cell office:value-type="string">
            <text:p>N:</text:p>
          </table:table-cell>
          <table:table-cell office:value-type="string">
            <text:p>Time:</text:p>
          </table:table-cell>
          <table:table-cell office:value-type="string">
            <text:p>Error:</text:p>
          </table:table-cell>
          <table:table-cell/>
          <table:table-cell office:value-type="string">
            <text:p>N:</text:p>
          </table:table-cell>
          <table:table-cell office:value-type="string">
            <text:p>Time:</text:p>
          </table:table-cell>
          <table:table-cell office:value-type="string">
            <text:p>Error: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983.042955">
            <text:p>2983.042955</text:p>
          </table:table-cell>
          <table:table-cell office:value-type="float" office:value="0.0000517272">
            <text:p>5.17272E-005</text:p>
          </table:table-cell>
          <table:table-cell/>
          <table:table-cell office:value-type="float" office:value="64">
            <text:p>64</text:p>
          </table:table-cell>
          <table:table-cell office:value-type="float" office:value="31.202078">
            <text:p>31.202078</text:p>
          </table:table-cell>
          <table:table-cell office:value-type="float" office:value="0.0000517272">
            <text:p>5.17272E-005</text:p>
          </table:table-cell>
          <table:table-cell/>
          <table:table-cell office:value-type="float" office:value="64">
            <text:p>64</text:p>
          </table:table-cell>
          <table:table-cell office:value-type="float" office:value="3021.825075">
            <text:p>3021.825075</text:p>
          </table:table-cell>
          <table:table-cell office:value-type="float" office:value="0.0000517272">
            <text:p>5.17272E-00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0.245085">
            <text:p>10.245085</text:p>
          </table:table-cell>
          <table:table-cell office:value-type="float" office:value="0.0000106522">
            <text:p>1.06522E-005</text:p>
          </table:table-cell>
          <table:table-cell/>
          <table:table-cell office:value-type="float" office:value="128">
            <text:p>128</text:p>
          </table:table-cell>
          <table:table-cell office:value-type="float" office:value="31.719208">
            <text:p>31.719208</text:p>
          </table:table-cell>
          <table:table-cell office:value-type="float" office:value="0.0000106522">
            <text:p>1.06522E-005</text:p>
          </table:table-cell>
          <table:table-cell/>
          <table:table-cell office:value-type="float" office:value="128">
            <text:p>128</text:p>
          </table:table-cell>
          <table:table-cell office:value-type="float" office:value="33.699989">
            <text:p>33.699989</text:p>
          </table:table-cell>
          <table:table-cell office:value-type="float" office:value="0.0000106522">
            <text:p>1.06522E-00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4.674902">
            <text:p>14.674902</text:p>
          </table:table-cell>
          <table:table-cell office:value-type="float" office:value="0.00000237749">
            <text:p>2.37749E-006</text:p>
          </table:table-cell>
          <table:table-cell/>
          <table:table-cell office:value-type="float" office:value="256">
            <text:p>256</text:p>
          </table:table-cell>
          <table:table-cell office:value-type="float" office:value="39.262056">
            <text:p>39.262056</text:p>
          </table:table-cell>
          <table:table-cell office:value-type="float" office:value="0.00000237749">
            <text:p>2.37749E-006</text:p>
          </table:table-cell>
          <table:table-cell/>
          <table:table-cell office:value-type="float" office:value="256">
            <text:p>256</text:p>
          </table:table-cell>
          <table:table-cell office:value-type="float" office:value="33.41794">
            <text:p>33.41794</text:p>
          </table:table-cell>
          <table:table-cell office:value-type="float" office:value="0.00000237749">
            <text:p>2.37749E-00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5.641918">
            <text:p>25.641918</text:p>
          </table:table-cell>
          <table:table-cell office:value-type="float" office:value="0.000000558649">
            <text:p>5.58649E-007</text:p>
          </table:table-cell>
          <table:table-cell/>
          <table:table-cell office:value-type="float" office:value="512">
            <text:p>512</text:p>
          </table:table-cell>
          <table:table-cell office:value-type="float" office:value="3026.501179">
            <text:p>3026.501179</text:p>
          </table:table-cell>
          <table:table-cell office:value-type="float" office:value="0.000000558649">
            <text:p>5.58649E-007</text:p>
          </table:table-cell>
          <table:table-cell/>
          <table:table-cell office:value-type="float" office:value="512">
            <text:p>512</text:p>
          </table:table-cell>
          <table:table-cell office:value-type="float" office:value="3316.457987">
            <text:p>3316.457987</text:p>
          </table:table-cell>
          <table:table-cell office:value-type="float" office:value="0.000000558649">
            <text:p>5.58649E-00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3059.390068">
            <text:p>3059.390068</text:p>
          </table:table-cell>
          <table:table-cell office:value-type="float" office:value="0.000000135195">
            <text:p>1.35195E-007</text:p>
          </table:table-cell>
          <table:table-cell/>
          <table:table-cell office:value-type="float" office:value="1024">
            <text:p>1024</text:p>
          </table:table-cell>
          <table:table-cell office:value-type="float" office:value="515.992165">
            <text:p>515.992165</text:p>
          </table:table-cell>
          <table:table-cell office:value-type="float" office:value="0.000000135195">
            <text:p>1.35195E-007</text:p>
          </table:table-cell>
          <table:table-cell/>
          <table:table-cell office:value-type="float" office:value="1024">
            <text:p>1024</text:p>
          </table:table-cell>
          <table:table-cell office:value-type="float" office:value="3077.374935">
            <text:p>3077.374935</text:p>
          </table:table-cell>
          <table:table-cell office:value-type="float" office:value="0.000000135195">
            <text:p>1.35195E-00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492.482901">
            <text:p>492.482901</text:p>
          </table:table-cell>
          <table:table-cell office:value-type="float" office:value="0.0000000332404">
            <text:p>3.32404E-008</text:p>
          </table:table-cell>
          <table:table-cell/>
          <table:table-cell office:value-type="float" office:value="2048">
            <text:p>2048</text:p>
          </table:table-cell>
          <table:table-cell office:value-type="float" office:value="333.156824">
            <text:p>333.156824</text:p>
          </table:table-cell>
          <table:table-cell office:value-type="float" office:value="0.0000000332404">
            <text:p>3.32404E-008</text:p>
          </table:table-cell>
          <table:table-cell/>
          <table:table-cell office:value-type="float" office:value="2048">
            <text:p>2048</text:p>
          </table:table-cell>
          <table:table-cell office:value-type="float" office:value="3285.732031">
            <text:p>3285.732031</text:p>
          </table:table-cell>
          <table:table-cell office:value-type="float" office:value="0.0000000332404">
            <text:p>3.32404E-00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412.097931">
            <text:p>1412.097931</text:p>
          </table:table-cell>
          <table:table-cell office:value-type="float" office:value="0.00000000824029">
            <text:p>8.24029E-009</text:p>
          </table:table-cell>
          <table:table-cell/>
          <table:table-cell office:value-type="float" office:value="4096">
            <text:p>4096</text:p>
          </table:table-cell>
          <table:table-cell office:value-type="float" office:value="1605.582952">
            <text:p>1605.582952</text:p>
          </table:table-cell>
          <table:table-cell office:value-type="float" office:value="0.00000000824029">
            <text:p>8.24029E-009</text:p>
          </table:table-cell>
          <table:table-cell/>
          <table:table-cell office:value-type="float" office:value="4096">
            <text:p>4096</text:p>
          </table:table-cell>
          <table:table-cell office:value-type="float" office:value="1613.662004">
            <text:p>1613.662004</text:p>
          </table:table-cell>
          <table:table-cell office:value-type="float" office:value="0.00000000824029">
            <text:p>8.24029E-00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6258.455038">
            <text:p>6258.455038</text:p>
          </table:table-cell>
          <table:table-cell office:value-type="float" office:value="0.00000000205135">
            <text:p>2.05135E-009</text:p>
          </table:table-cell>
          <table:table-cell/>
          <table:table-cell office:value-type="float" office:value="8192">
            <text:p>8192</text:p>
          </table:table-cell>
          <table:table-cell office:value-type="float" office:value="6281.434059">
            <text:p>6281.434059</text:p>
          </table:table-cell>
          <table:table-cell office:value-type="float" office:value="0.00000000205135">
            <text:p>2.05135E-009</text:p>
          </table:table-cell>
          <table:table-cell/>
          <table:table-cell office:value-type="float" office:value="8192">
            <text:p>8192</text:p>
          </table:table-cell>
          <table:table-cell office:value-type="float" office:value="6383.339882">
            <text:p>6383.339882</text:p>
          </table:table-cell>
          <table:table-cell office:value-type="float" office:value="0.00000000205135">
            <text:p>2.05135E-00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5656.713009">
            <text:p>25656.713009</text:p>
          </table:table-cell>
          <table:table-cell office:value-type="float" office:value="0.000000000511746">
            <text:p>5.11746E-010</text:p>
          </table:table-cell>
          <table:table-cell/>
          <table:table-cell office:value-type="float" office:value="16384">
            <text:p>16384</text:p>
          </table:table-cell>
          <table:table-cell office:value-type="float" office:value="25778.861046">
            <text:p>25778.861046</text:p>
          </table:table-cell>
          <table:table-cell office:value-type="float" office:value="0.000000000511746">
            <text:p>5.11746E-010</text:p>
          </table:table-cell>
          <table:table-cell/>
          <table:table-cell office:value-type="float" office:value="16384">
            <text:p>16384</text:p>
          </table:table-cell>
          <table:table-cell office:value-type="float" office:value="25773.599863">
            <text:p>25773.599863</text:p>
          </table:table-cell>
          <table:table-cell office:value-type="float" office:value="0.000000000511746">
            <text:p>5.11746E-01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N:</text:p>
          </table:table-cell>
          <table:table-cell office:value-type="string">
            <text:p>Time:</text:p>
          </table:table-cell>
          <table:table-cell table:formula="of:=[.C1]" office:value-type="string" office:string-value="Error:">
            <text:p>Error: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table:formula="of:=[.F2]" office:value-type="float" office:value="31.202078">
            <text:p>31.202078</text:p>
          </table:table-cell>
          <table:table-cell table:formula="of:=MAX([.C2];[.G2];[.K2])" office:value-type="float" office:value="0.0000517272">
            <text:p>5.17272E-005</text:p>
          </table:table-cell>
          <table:table-cell table:number-columns-repeated="8"/>
        </table:table-row>
        <table:table-row table:style-name="ro1">
          <table:table-cell office:value-type="float" office:value="128">
            <text:p>128</text:p>
          </table:table-cell>
          <table:table-cell table:formula="of:=([.B3]+[.F3]+[.J3])/3" office:value-type="float" office:value="25.2214273333333">
            <text:p>25.2214273333</text:p>
          </table:table-cell>
          <table:table-cell table:formula="of:=MAX([.C3];[.G3];[.K3])" office:value-type="float" office:value="0.0000106522">
            <text:p>1.06522E-005</text:p>
          </table:table-cell>
          <table:table-cell table:number-columns-repeated="8"/>
        </table:table-row>
        <table:table-row table:style-name="ro1">
          <table:table-cell office:value-type="float" office:value="256">
            <text:p>256</text:p>
          </table:table-cell>
          <table:table-cell table:formula="of:=([.B4]+[.F4]+[.J4])/3" office:value-type="float" office:value="29.1182993333333">
            <text:p>29.1182993333</text:p>
          </table:table-cell>
          <table:table-cell table:formula="of:=MAX([.C4];[.G4];[.K4])" office:value-type="float" office:value="0.00000237749">
            <text:p>2.37749E-006</text:p>
          </table:table-cell>
          <table:table-cell table:number-columns-repeated="8"/>
        </table:table-row>
        <table:table-row table:style-name="ro1">
          <table:table-cell office:value-type="float" office:value="512">
            <text:p>512</text:p>
          </table:table-cell>
          <table:table-cell table:formula="of:=([.B5]+[.F5]+[.J5])/3" office:value-type="float" office:value="2122.867028">
            <text:p>2122.867028</text:p>
          </table:table-cell>
          <table:table-cell table:formula="of:=MAX([.C5];[.G5];[.K5])" office:value-type="float" office:value="0.000000558649">
            <text:p>5.58649E-007</text:p>
          </table:table-cell>
          <table:table-cell table:number-columns-repeated="8"/>
        </table:table-row>
        <table:table-row table:style-name="ro1">
          <table:table-cell office:value-type="float" office:value="1024">
            <text:p>1024</text:p>
          </table:table-cell>
          <table:table-cell table:formula="of:=([.B6]+[.F6]+[.J6])/3" office:value-type="float" office:value="2217.58572266667">
            <text:p>2217.5857226667</text:p>
          </table:table-cell>
          <table:table-cell table:formula="of:=MAX([.C6];[.G6];[.K6])" office:value-type="float" office:value="0.000000135195">
            <text:p>1.35195E-007</text:p>
          </table:table-cell>
          <table:table-cell table:number-columns-repeated="8"/>
        </table:table-row>
        <table:table-row table:style-name="ro1">
          <table:table-cell office:value-type="float" office:value="2048">
            <text:p>2048</text:p>
          </table:table-cell>
          <table:table-cell table:formula="of:=([.B7]+[.F7]+[.J7])/3" office:value-type="float" office:value="1370.457252">
            <text:p>1370.457252</text:p>
          </table:table-cell>
          <table:table-cell table:formula="of:=MAX([.C7];[.G7];[.K7])" office:value-type="float" office:value="0.0000000332404">
            <text:p>3.32404E-008</text:p>
          </table:table-cell>
          <table:table-cell table:number-columns-repeated="8"/>
        </table:table-row>
        <table:table-row table:style-name="ro1">
          <table:table-cell office:value-type="float" office:value="4096">
            <text:p>4096</text:p>
          </table:table-cell>
          <table:table-cell table:formula="of:=([.B8]+[.F8]+[.J8])/3" office:value-type="float" office:value="1543.78096233333">
            <text:p>1543.7809623333</text:p>
          </table:table-cell>
          <table:table-cell table:formula="of:=MAX([.C8];[.G8];[.K8])" office:value-type="float" office:value="0.00000000824029">
            <text:p>8.24029E-009</text:p>
          </table:table-cell>
          <table:table-cell table:number-columns-repeated="8"/>
        </table:table-row>
        <table:table-row table:style-name="ro1">
          <table:table-cell office:value-type="float" office:value="8192">
            <text:p>8192</text:p>
          </table:table-cell>
          <table:table-cell table:formula="of:=([.B9]+[.F9]+[.J9])/3" office:value-type="float" office:value="6307.742993">
            <text:p>6307.742993</text:p>
          </table:table-cell>
          <table:table-cell table:formula="of:=MAX([.C9];[.G9];[.K9])" office:value-type="float" office:value="0.00000000205135">
            <text:p>2.05135E-009</text:p>
          </table:table-cell>
          <table:table-cell table:number-columns-repeated="8"/>
        </table:table-row>
        <table:table-row table:style-name="ro1">
          <table:table-cell office:value-type="float" office:value="16384">
            <text:p>16384</text:p>
          </table:table-cell>
          <table:table-cell table:formula="of:=([.B10]+[.F10]+[.J10])/3" office:value-type="float" office:value="25736.391306">
            <text:p>25736.391306</text:p>
          </table:table-cell>
          <table:table-cell table:formula="of:=MAX([.C10];[.G10];[.K10])" office:value-type="float" office:value="0.000000000511746">
            <text:p>5.11746E-010</text:p>
          </table:table-cell>
          <table:table-cell table:number-columns-repeated="8"/>
        </table:table-row>
      </table:table>
      <table:table table:name="p36n3" table:style-name="ta1">
        <table:shapes>
          <draw:frame draw:z-index="0" draw:style-name="gr1" svg:width="9.7126in" svg:height="5.4693in" svg:x="3.5772in" svg:y="1.9138in">
            <draw:object draw:notify-on-update-of-ranges="p36n3.A13:p36n3.A13 p36n3.A14:p36n3.A22 p36n3.B13:p36n3.B13 p36n3.B14:p36n3.B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7" table:default-cell-style-name="Default"/>
        <table:table-row table:style-name="ro1">
          <table:table-cell office:value-type="string">
            <text:p>N:</text:p>
          </table:table-cell>
          <table:table-cell office:value-type="string">
            <text:p>Time:</text:p>
          </table:table-cell>
          <table:table-cell office:value-type="string">
            <text:p>Error:</text:p>
          </table:table-cell>
          <table:table-cell/>
          <table:table-cell office:value-type="string">
            <text:p>N:</text:p>
          </table:table-cell>
          <table:table-cell office:value-type="string">
            <text:p>Time:</text:p>
          </table:table-cell>
          <table:table-cell office:value-type="string">
            <text:p>Error: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8.037062">
            <text:p>38.037062</text:p>
          </table:table-cell>
          <table:table-cell office:value-type="float" office:value="0.0000517272">
            <text:p>5.17272E-005</text:p>
          </table:table-cell>
          <table:table-cell/>
          <table:table-cell office:value-type="float" office:value="64">
            <text:p>64</text:p>
          </table:table-cell>
          <table:table-cell office:value-type="float" office:value="214.027882">
            <text:p>214.027882</text:p>
          </table:table-cell>
          <table:table-cell office:value-type="float" office:value="0.0000517272">
            <text:p>5.17272E-00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30.922985">
            <text:p>430.922985</text:p>
          </table:table-cell>
          <table:table-cell office:value-type="float" office:value="0.0000106522">
            <text:p>1.06522E-005</text:p>
          </table:table-cell>
          <table:table-cell/>
          <table:table-cell office:value-type="float" office:value="128">
            <text:p>128</text:p>
          </table:table-cell>
          <table:table-cell office:value-type="float" office:value="46.255112">
            <text:p>46.255112</text:p>
          </table:table-cell>
          <table:table-cell office:value-type="float" office:value="0.0000106522">
            <text:p>1.06522E-00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010.993004">
            <text:p>3010.993004</text:p>
          </table:table-cell>
          <table:table-cell office:value-type="float" office:value="0.00000237749">
            <text:p>2.37749E-006</text:p>
          </table:table-cell>
          <table:table-cell/>
          <table:table-cell office:value-type="float" office:value="256">
            <text:p>256</text:p>
          </table:table-cell>
          <table:table-cell office:value-type="float" office:value="42.659044">
            <text:p>42.659044</text:p>
          </table:table-cell>
          <table:table-cell office:value-type="float" office:value="0.00000237749">
            <text:p>2.37749E-00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020.921946">
            <text:p>3020.921946</text:p>
          </table:table-cell>
          <table:table-cell office:value-type="float" office:value="0.000000558649">
            <text:p>5.58649E-007</text:p>
          </table:table-cell>
          <table:table-cell/>
          <table:table-cell office:value-type="float" office:value="512">
            <text:p>512</text:p>
          </table:table-cell>
          <table:table-cell office:value-type="float" office:value="3013.695955">
            <text:p>3013.695955</text:p>
          </table:table-cell>
          <table:table-cell office:value-type="float" office:value="0.000000558649">
            <text:p>5.58649E-00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93.720913">
            <text:p>93.720913</text:p>
          </table:table-cell>
          <table:table-cell office:value-type="float" office:value="0.000000135195">
            <text:p>1.35195E-007</text:p>
          </table:table-cell>
          <table:table-cell/>
          <table:table-cell office:value-type="float" office:value="1024">
            <text:p>1024</text:p>
          </table:table-cell>
          <table:table-cell office:value-type="float" office:value="3066.501856">
            <text:p>3066.501856</text:p>
          </table:table-cell>
          <table:table-cell office:value-type="float" office:value="0.000000135195">
            <text:p>1.35195E-007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372.10083">
            <text:p>372.10083</text:p>
          </table:table-cell>
          <table:table-cell office:value-type="float" office:value="0.0000000332404">
            <text:p>3.32404E-008</text:p>
          </table:table-cell>
          <table:table-cell/>
          <table:table-cell office:value-type="float" office:value="2048">
            <text:p>2048</text:p>
          </table:table-cell>
          <table:table-cell office:value-type="float" office:value="380.591154">
            <text:p>380.591154</text:p>
          </table:table-cell>
          <table:table-cell office:value-type="float" office:value="0.0000000332404">
            <text:p>3.32404E-00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2025.382996">
            <text:p>2025.382996</text:p>
          </table:table-cell>
          <table:table-cell office:value-type="float" office:value="0.00000000824029">
            <text:p>8.24029E-009</text:p>
          </table:table-cell>
          <table:table-cell/>
          <table:table-cell office:value-type="float" office:value="4096">
            <text:p>4096</text:p>
          </table:table-cell>
          <table:table-cell office:value-type="float" office:value="1635.215998">
            <text:p>1635.215998</text:p>
          </table:table-cell>
          <table:table-cell office:value-type="float" office:value="0.00000000824029">
            <text:p>8.24029E-009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7240.962029">
            <text:p>7240.962029</text:p>
          </table:table-cell>
          <table:table-cell office:value-type="float" office:value="0.00000000205135">
            <text:p>2.05135E-009</text:p>
          </table:table-cell>
          <table:table-cell/>
          <table:table-cell office:value-type="float" office:value="8192">
            <text:p>8192</text:p>
          </table:table-cell>
          <table:table-cell office:value-type="float" office:value="6949.124098">
            <text:p>6949.124098</text:p>
          </table:table-cell>
          <table:table-cell office:value-type="float" office:value="0.00000000205135">
            <text:p>2.05135E-009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9468.001842">
            <text:p>29468.001842</text:p>
          </table:table-cell>
          <table:table-cell office:value-type="float" office:value="0.000000000511746">
            <text:p>5.11746E-010</text:p>
          </table:table-cell>
          <table:table-cell/>
          <table:table-cell office:value-type="float" office:value="16384">
            <text:p>16384</text:p>
          </table:table-cell>
          <table:table-cell office:value-type="float" office:value="29466.17198">
            <text:p>29466.17198</text:p>
          </table:table-cell>
          <table:table-cell office:value-type="float" office:value="0.000000000511746">
            <text:p>5.11746E-01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N:</text:p>
          </table:table-cell>
          <table:table-cell office:value-type="string">
            <text:p>Time:</text:p>
          </table:table-cell>
          <table:table-cell office:value-type="string">
            <text:p>Error: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formula="of:=[.B2]" office:value-type="float" office:value="38.037062">
            <text:p>38.037062</text:p>
          </table:table-cell>
          <table:table-cell table:formula="of:=MAX([.C2];[.G2])" office:value-type="float" office:value="0.0000517272">
            <text:p>5.17272E-005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 table:formula="of:=[.F3]" office:value-type="float" office:value="46.255112">
            <text:p>46.255112</text:p>
          </table:table-cell>
          <table:table-cell table:formula="of:=MAX([.C3];[.G3])" office:value-type="float" office:value="0.0000106522">
            <text:p>1.06522E-005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table:formula="of:=[.F4]" office:value-type="float" office:value="42.659044">
            <text:p>42.659044</text:p>
          </table:table-cell>
          <table:table-cell table:formula="of:=MAX([.C4];[.G4])" office:value-type="float" office:value="0.00000237749">
            <text:p>2.37749E-006</text:p>
          </table:table-cell>
          <table:table-cell table:number-columns-repeated="4"/>
        </table:table-row>
        <table:table-row table:style-name="ro1">
          <table:table-cell office:value-type="float" office:value="512">
            <text:p>512</text:p>
          </table:table-cell>
          <table:table-cell table:formula="of:=[.B5]" office:value-type="float" office:value="3020.921946">
            <text:p>3020.921946</text:p>
          </table:table-cell>
          <table:table-cell table:formula="of:=MAX([.C5];[.G5])" office:value-type="float" office:value="0.000000558649">
            <text:p>5.58649E-007</text:p>
          </table:table-cell>
          <table:table-cell table:number-columns-repeated="4"/>
        </table:table-row>
        <table:table-row table:style-name="ro1">
          <table:table-cell office:value-type="float" office:value="1024">
            <text:p>1024</text:p>
          </table:table-cell>
          <table:table-cell table:formula="of:=[.B6]" office:value-type="float" office:value="93.720913">
            <text:p>93.720913</text:p>
          </table:table-cell>
          <table:table-cell table:formula="of:=MAX([.C6];[.G6])" office:value-type="float" office:value="0.000000135195">
            <text:p>1.35195E-007</text:p>
          </table:table-cell>
          <table:table-cell table:number-columns-repeated="4"/>
        </table:table-row>
        <table:table-row table:style-name="ro1">
          <table:table-cell office:value-type="float" office:value="2048">
            <text:p>2048</text:p>
          </table:table-cell>
          <table:table-cell table:formula="of:=([.B7]+[.F7])/2" office:value-type="float" office:value="376.345992">
            <text:p>376.345992</text:p>
          </table:table-cell>
          <table:table-cell table:formula="of:=MAX([.C7];[.G7])" office:value-type="float" office:value="0.0000000332404">
            <text:p>3.32404E-008</text:p>
          </table:table-cell>
          <table:table-cell table:number-columns-repeated="4"/>
        </table:table-row>
        <table:table-row table:style-name="ro1">
          <table:table-cell office:value-type="float" office:value="4096">
            <text:p>4096</text:p>
          </table:table-cell>
          <table:table-cell table:formula="of:=([.B8]+[.F8])/2" office:value-type="float" office:value="1830.299497">
            <text:p>1830.299497</text:p>
          </table:table-cell>
          <table:table-cell table:formula="of:=MAX([.C8];[.G8])" office:value-type="float" office:value="0.00000000824029">
            <text:p>8.24029E-009</text:p>
          </table:table-cell>
          <table:table-cell table:number-columns-repeated="4"/>
        </table:table-row>
        <table:table-row table:style-name="ro1">
          <table:table-cell office:value-type="float" office:value="8192">
            <text:p>8192</text:p>
          </table:table-cell>
          <table:table-cell table:formula="of:=([.B9]+[.F9])/2" office:value-type="float" office:value="7095.0430635">
            <text:p>7095.0430635</text:p>
          </table:table-cell>
          <table:table-cell table:formula="of:=MAX([.C9];[.G9])" office:value-type="float" office:value="0.00000000205135">
            <text:p>2.05135E-009</text:p>
          </table:table-cell>
          <table:table-cell table:number-columns-repeated="4"/>
        </table:table-row>
        <table:table-row table:style-name="ro1">
          <table:table-cell office:value-type="float" office:value="16384">
            <text:p>16384</text:p>
          </table:table-cell>
          <table:table-cell table:formula="of:=([.B10]+[.F10])/2" office:value-type="float" office:value="29467.086911">
            <text:p>29467.086911</text:p>
          </table:table-cell>
          <table:table-cell table:formula="of:=MAX([.C10];[.G10])" office:value-type="float" office:value="0.000000000511746">
            <text:p>5.11746E-010</text:p>
          </table:table-cell>
          <table:table-cell table:number-columns-repeated="4"/>
        </table:table-row>
      </table:table>
      <table:table table:name="Collected" table:style-name="ta1">
        <table:shapes>
          <draw:frame draw:z-index="0" draw:style-name="gr1" svg:width="12.4437in" svg:height="6.3996in" svg:x="0.8567in" svg:y="0.1575in">
            <draw:object draw:notify-on-update-of-ranges="p36n9.A14:p36n9.A22 Collected.M3:Collected.M3 p36n9.B14:p36n9.B22 Collected.M4:Collected.M4 p36n6.B14:p36n6.B22 p36n6.A14:p36n6.A22 p36n9.A14:p36n9.A22 Collected.M5:Collected.M5 p36n3.B14:p36n3.B2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number-columns-repeated="13" table:default-cell-style-name="Default"/>
        <table:table-row table:style-name="ro2" table:number-rows-repeated="2">
          <table:table-cell table:number-columns-repeated="13"/>
        </table:table-row>
        <table:table-row table:style-name="ro1">
          <table:table-cell table:number-columns-repeated="12"/>
          <table:table-cell office:value-type="string">
            <text:p>p36n9</text:p>
          </table:table-cell>
        </table:table-row>
        <table:table-row table:style-name="ro1">
          <table:table-cell table:number-columns-repeated="12"/>
          <table:table-cell office:value-type="string">
            <text:p>p36n6</text:p>
          </table:table-cell>
        </table:table-row>
        <table:table-row table:style-name="ro1">
          <table:table-cell table:number-columns-repeated="12"/>
          <table:table-cell office:value-type="string">
            <text:p>p36n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8T18:27:53</dc:date>
    <dc:creator>Erlend Sigholt</dc:creator>
    <meta:generator>LibreOffice/3.6$Linux_X86_64 LibreOffice_project/360m1$Build-2</meta:generator>
    <meta:editing-duration>PT3H1S</meta:editing-duration>
    <meta:editing-cycles>8</meta:editing-cycles>
    <meta:document-statistic meta:table-count="4" meta:cell-count="33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336cm" svg:height="12.804cm" xlink:href=".." xlink:type="simple" chart:class="chart:scatter" chart:style-name="ch1">
        <chart:legend chart:legend-position="end" svg:x="20.119cm" svg:y="6.103cm" style:legend-expansion="high" chart:style-name="ch2"/>
        <chart:plot-area chart:style-name="ch3" table:cell-range-address="p36n9.A13:p36n9.B22" chart:data-source-has-labels="row" svg:x="1.457cm" svg:y="1.159cm" svg:width="17.77cm" svg:height="10.408cm">
          <chartooo:coordinate-region svg:x="2.634cm" svg:y="1.358cm" svg:width="16.128cm" svg:height="9.562cm"/>
          <chart:axis chart:dimension="x" chart:name="primary-x" chart:style-name="ch4">
            <chart:title svg:x="10.166cm" svg:y="11.823cm" chart:style-name="ch5">
              <text:p>N</text:p>
            </chart:title>
          </chart:axis>
          <chart:axis chart:dimension="y" chart:name="primary-y" chart:style-name="ch4">
            <chart:title svg:x="0.451cm" svg:y="7.095cm" chart:style-name="ch6">
              <text:p>Time(ms)</text:p>
            </chart:title>
            <chart:grid chart:style-name="ch7" chart:class="major"/>
          </chart:axis>
          <chart:series chart:style-name="ch8" chart:values-cell-range-address="p36n9.B14:p36n9.B22" chart:label-cell-address="p36n9.B13:p36n9.B13" chart:class="chart:scatter">
            <chart:domain table:cell-range-address="p36n9.A14:p36n9.A22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:</text:p>
                <draw:g>
                  <svg:desc>p36n9.B13:p36n9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p36n9.A14:p36n9.A22</svg:desc>
                </draw:g>
              </table:table-cell>
              <table:table-cell office:value-type="float" office:value="21.1315155">
                <text:p>21.1315155</text:p>
                <draw:g>
                  <svg:desc>p36n9.B14:p36n9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22.0599175">
                <text:p>22.0599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278.0685425">
                <text:p>278.0685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257.9290865">
                <text:p>257.9290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290.896535">
                <text:p>290.896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412.024379">
                <text:p>412.0243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6">
                <text:p>4096</text:p>
              </table:table-cell>
              <table:table-cell office:value-type="float" office:value="1420.495987">
                <text:p>1420.4959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92">
                <text:p>8192</text:p>
              </table:table-cell>
              <table:table-cell office:value-type="float" office:value="5815.6744245">
                <text:p>5815.6744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84">
                <text:p>16384</text:p>
              </table:table-cell>
              <table:table-cell office:value-type="float" office:value="24308.781147">
                <text:p>24308.781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303cm" svg:height="13.447cm" xlink:href=".." xlink:type="simple" chart:class="chart:scatter" chart:style-name="ch1">
        <chart:legend chart:legend-position="end" svg:x="20.086cm" svg:y="6.424cm" style:legend-expansion="high" chart:style-name="ch2"/>
        <chart:plot-area chart:style-name="ch3" table:cell-range-address="p36n6.A13:p36n6.B22" chart:data-source-has-labels="row" svg:x="1.457cm" svg:y="1.207cm" svg:width="17.737cm" svg:height="10.991cm">
          <chartooo:coordinate-region svg:x="2.634cm" svg:y="1.406cm" svg:width="16.095cm" svg:height="10.145cm"/>
          <chart:axis chart:dimension="x" chart:name="primary-x" chart:style-name="ch4">
            <chart:title svg:x="10.149cm" svg:y="12.466cm" chart:style-name="ch5">
              <text:p>N</text:p>
            </chart:title>
            <chart:grid chart:style-name="ch6" chart:class="major"/>
          </chart:axis>
          <chart:axis chart:dimension="y" chart:name="primary-y" chart:style-name="ch4">
            <chart:title svg:x="0.451cm" svg:y="7.434cm" chart:style-name="ch7">
              <text:p>Time(ms)</text:p>
            </chart:title>
            <chart:grid chart:style-name="ch6" chart:class="major"/>
          </chart:axis>
          <chart:series chart:style-name="ch8" chart:values-cell-range-address="p36n6.B14:p36n6.B22" chart:label-cell-address="p36n6.B13:p36n6.B13" chart:class="chart:scatter">
            <chart:domain table:cell-range-address="p36n6.A14:p36n6.A22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:</text:p>
                <draw:g>
                  <svg:desc>p36n6.B13:p36n6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p36n6.A14:p36n6.A22</svg:desc>
                </draw:g>
              </table:table-cell>
              <table:table-cell office:value-type="float" office:value="31.202078">
                <text:p>31.202078</text:p>
                <draw:g>
                  <svg:desc>p36n6.B14:p36n6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25.2214273333333">
                <text:p>25.221427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29.1182993333333">
                <text:p>29.118299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2122.867028">
                <text:p>2122.867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2217.58572266667">
                <text:p>2217.585722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1370.457252">
                <text:p>1370.457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6">
                <text:p>4096</text:p>
              </table:table-cell>
              <table:table-cell office:value-type="float" office:value="1543.78096233333">
                <text:p>1543.780962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92">
                <text:p>8192</text:p>
              </table:table-cell>
              <table:table-cell office:value-type="float" office:value="6307.742993">
                <text:p>6307.742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84">
                <text:p>16384</text:p>
              </table:table-cell>
              <table:table-cell office:value-type="float" office:value="25736.391306">
                <text:p>25736.391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71cm" svg:height="13.893cm" xlink:href=".." xlink:type="simple" chart:class="chart:scatter" chart:style-name="ch1">
        <chart:legend chart:legend-position="end" svg:x="22.454cm" svg:y="6.647cm" style:legend-expansion="high" chart:style-name="ch2"/>
        <chart:plot-area chart:style-name="ch3" table:cell-range-address="p36n3.A13:p36n3.B22" chart:data-source-has-labels="row" svg:x="1.504cm" svg:y="1.243cm" svg:width="19.964cm" svg:height="11.392cm">
          <chartooo:coordinate-region svg:x="2.681cm" svg:y="1.442cm" svg:width="18.322cm" svg:height="10.546cm"/>
          <chart:axis chart:dimension="x" chart:name="primary-x" chart:style-name="ch4">
            <chart:title svg:x="10.754cm" svg:y="12.912cm" chart:style-name="ch5">
              <text:p>Time(ms)</text:p>
            </chart:title>
          </chart:axis>
          <chart:axis chart:dimension="y" chart:name="primary-y" chart:style-name="ch4">
            <chart:title svg:x="0.451cm" svg:y="7.115cm" chart:style-name="ch6">
              <text:p>N</text:p>
            </chart:title>
            <chart:grid chart:style-name="ch7" chart:class="major"/>
          </chart:axis>
          <chart:series chart:style-name="ch8" chart:values-cell-range-address="p36n3.B14:p36n3.B22" chart:label-cell-address="p36n3.B13:p36n3.B13" chart:class="chart:scatter">
            <chart:domain table:cell-range-address="p36n3.A14:p36n3.A22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:</text:p>
                <draw:g>
                  <svg:desc>p36n3.B13:p36n3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p36n3.A14:p36n3.A22</svg:desc>
                </draw:g>
              </table:table-cell>
              <table:table-cell office:value-type="float" office:value="38.037062">
                <text:p>38.037062</text:p>
                <draw:g>
                  <svg:desc>p36n3.B14:p36n3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46.255112">
                <text:p>46.255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42.659044">
                <text:p>42.659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3020.921946">
                <text:p>3020.921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93.720913">
                <text:p>93.720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376.345992">
                <text:p>376.345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6">
                <text:p>4096</text:p>
              </table:table-cell>
              <table:table-cell office:value-type="float" office:value="1830.299497">
                <text:p>1830.299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92">
                <text:p>8192</text:p>
              </table:table-cell>
              <table:table-cell office:value-type="float" office:value="7095.0430635">
                <text:p>7095.04306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84">
                <text:p>16384</text:p>
              </table:table-cell>
              <table:table-cell office:value-type="float" office:value="29467.086911">
                <text:p>29467.0869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608cm" svg:height="16.256cm" xlink:href=".." xlink:type="simple" chart:class="chart:scatter" chart:style-name="ch1">
        <chart:legend chart:legend-position="end" svg:x="29.338cm" svg:y="7.331cm" style:legend-expansion="high" chart:style-name="ch2"/>
        <chart:plot-area chart:style-name="ch3" table:cell-range-address="p36n9.A14:p36n9.B22 Collected.M3:Collected.M5 p36n6.B14:p36n6.B22 p36n3.B14:p36n3.B22" chart:data-source-has-labels="row" svg:x="1.643cm" svg:y="1.435cm" svg:width="26.431cm" svg:height="13.515cm">
          <chartooo:coordinate-region svg:x="2.82cm" svg:y="1.634cm" svg:width="24.789cm" svg:height="12.669cm"/>
          <chart:axis chart:dimension="x" chart:name="primary-x" chart:style-name="ch4">
            <chart:title svg:x="14.682cm" svg:y="15.275cm" chart:style-name="ch5">
              <text:p>N</text:p>
            </chart:title>
          </chart:axis>
          <chart:axis chart:dimension="y" chart:name="primary-y" chart:style-name="ch4">
            <chart:title svg:x="0.451cm" svg:y="8.924cm" chart:style-name="ch6">
              <text:p>Time(ms)</text:p>
            </chart:title>
            <chart:grid chart:style-name="ch7" chart:class="major"/>
          </chart:axis>
          <chart:series chart:style-name="ch8" chart:values-cell-range-address="p36n9.B14:p36n9.B22" chart:label-cell-address="Collected.M3:Collected.M3" chart:class="chart:scatter">
            <chart:domain table:cell-range-address="p36n9.A14:p36n9.A22"/>
            <chart:data-point chart:repeated="9"/>
          </chart:series>
          <chart:series chart:style-name="ch9" chart:values-cell-range-address="p36n6.B14:p36n6.B22" chart:label-cell-address="Collected.M4:Collected.M4" chart:class="chart:scatter">
            <chart:domain table:cell-range-address="p36n6.A14:p36n6.A22"/>
            <chart:data-point chart:repeated="9"/>
          </chart:series>
          <chart:series chart:style-name="ch10" chart:values-cell-range-address="p36n3.B14:p36n3.B22" chart:label-cell-address="Collected.M5:Collected.M5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36n9</text:p>
                <draw:g>
                  <svg:desc>Collected.M3:Collected.M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36n6</text:p>
                <draw:g>
                  <svg:desc>Collected.M4:Collected.M4</svg:desc>
                </draw:g>
              </table:table-cell>
              <table:table-cell office:value-type="string">
                <text:p>p36n3</text:p>
                <draw:g>
                  <svg:desc>Collected.M5:Collected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p36n9.A14:p36n9.A22</svg:desc>
                </draw:g>
              </table:table-cell>
              <table:table-cell office:value-type="float" office:value="21.1315155">
                <text:p>21.1315155</text:p>
                <draw:g>
                  <svg:desc>p36n9.B14:p36n9.B22</svg:desc>
                </draw:g>
              </table:table-cell>
              <table:table-cell office:value-type="float" office:value="64">
                <text:p>64</text:p>
                <draw:g>
                  <svg:desc>p36n6.A14:p36n6.A22</svg:desc>
                </draw:g>
              </table:table-cell>
              <table:table-cell office:value-type="float" office:value="31.202078">
                <text:p>31.202078</text:p>
                <draw:g>
                  <svg:desc>p36n6.B14:p36n6.B22</svg:desc>
                </draw:g>
              </table:table-cell>
              <table:table-cell office:value-type="float" office:value="38.037062">
                <text:p>38.037062</text:p>
                <draw:g>
                  <svg:desc>p36n3.B14:p36n3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22.0599175">
                <text:p>22.0599175</text:p>
              </table:table-cell>
              <table:table-cell office:value-type="float" office:value="128">
                <text:p>128</text:p>
              </table:table-cell>
              <table:table-cell office:value-type="float" office:value="25.2214273333333">
                <text:p>25.2214273333333</text:p>
              </table:table-cell>
              <table:table-cell office:value-type="float" office:value="46.255112">
                <text:p>46.255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278.0685425">
                <text:p>278.0685425</text:p>
              </table:table-cell>
              <table:table-cell office:value-type="float" office:value="256">
                <text:p>256</text:p>
              </table:table-cell>
              <table:table-cell office:value-type="float" office:value="29.1182993333333">
                <text:p>29.1182993333333</text:p>
              </table:table-cell>
              <table:table-cell office:value-type="float" office:value="42.659044">
                <text:p>42.659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2">
                <text:p>512</text:p>
              </table:table-cell>
              <table:table-cell office:value-type="float" office:value="257.9290865">
                <text:p>257.9290865</text:p>
              </table:table-cell>
              <table:table-cell office:value-type="float" office:value="512">
                <text:p>512</text:p>
              </table:table-cell>
              <table:table-cell office:value-type="float" office:value="2122.867028">
                <text:p>2122.867028</text:p>
              </table:table-cell>
              <table:table-cell office:value-type="float" office:value="3020.921946">
                <text:p>3020.921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">
                <text:p>1024</text:p>
              </table:table-cell>
              <table:table-cell office:value-type="float" office:value="290.896535">
                <text:p>290.896535</text:p>
              </table:table-cell>
              <table:table-cell office:value-type="float" office:value="1024">
                <text:p>1024</text:p>
              </table:table-cell>
              <table:table-cell office:value-type="float" office:value="2217.58572266667">
                <text:p>2217.58572266667</text:p>
              </table:table-cell>
              <table:table-cell office:value-type="float" office:value="93.720913">
                <text:p>93.720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48">
                <text:p>2048</text:p>
              </table:table-cell>
              <table:table-cell office:value-type="float" office:value="412.024379">
                <text:p>412.024379</text:p>
              </table:table-cell>
              <table:table-cell office:value-type="float" office:value="2048">
                <text:p>2048</text:p>
              </table:table-cell>
              <table:table-cell office:value-type="float" office:value="1370.457252">
                <text:p>1370.457252</text:p>
              </table:table-cell>
              <table:table-cell office:value-type="float" office:value="376.345992">
                <text:p>376.345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6">
                <text:p>4096</text:p>
              </table:table-cell>
              <table:table-cell office:value-type="float" office:value="1420.495987">
                <text:p>1420.495987</text:p>
              </table:table-cell>
              <table:table-cell office:value-type="float" office:value="4096">
                <text:p>4096</text:p>
              </table:table-cell>
              <table:table-cell office:value-type="float" office:value="1543.78096233333">
                <text:p>1543.78096233333</text:p>
              </table:table-cell>
              <table:table-cell office:value-type="float" office:value="1830.299497">
                <text:p>1830.299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192">
                <text:p>8192</text:p>
              </table:table-cell>
              <table:table-cell office:value-type="float" office:value="5815.6744245">
                <text:p>5815.6744245</text:p>
              </table:table-cell>
              <table:table-cell office:value-type="float" office:value="8192">
                <text:p>8192</text:p>
              </table:table-cell>
              <table:table-cell office:value-type="float" office:value="6307.742993">
                <text:p>6307.742993</text:p>
              </table:table-cell>
              <table:table-cell office:value-type="float" office:value="7095.0430635">
                <text:p>7095.04306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84">
                <text:p>16384</text:p>
              </table:table-cell>
              <table:table-cell office:value-type="float" office:value="24308.781147">
                <text:p>24308.781147</text:p>
              </table:table-cell>
              <table:table-cell office:value-type="float" office:value="16384">
                <text:p>16384</text:p>
              </table:table-cell>
              <table:table-cell office:value-type="float" office:value="25736.391306">
                <text:p>25736.391306</text:p>
              </table:table-cell>
              <table:table-cell office:value-type="float" office:value="29467.086911">
                <text:p>29467.0869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